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89mm"/>
    </style:style>
    <style:style style:name="co2" style:family="table-column">
      <style:table-column-properties fo:break-before="auto" style:column-width="104.39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29.02mm"/>
    </style:style>
    <style:style style:name="co5" style:family="table-column">
      <style:table-column-properties fo:break-before="auto" style:column-width="248.0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Distributer</text:p>
          </table:table-cell>
        </table:table-row>
        <table:table-row table:style-name="ro2">
          <table:table-cell office:value-type="string" calcext:value-type="string">
            <text:p>DRV8833PWR</text:p>
          </table:table-cell>
          <table:table-cell office:value-type="string" calcext:value-type="string">
            <text:p>Dual H-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i.com/lit/ds/symlink/drv8833.pdf?HQS=dis-mous-null-mousermode-dsf-pf-null-wwe&amp;ts=1610757637707" xlink:type="simple">https://www.ti.com/lit/ds/symlink/drv8833.pdf?HQS=dis-mous-null-mousermode-dsf-pf-null-wwe&amp;ts=1610757637707</text:a></text:p>
          </table:table-cell>
          <table:table-cell office:value-type="string" calcext:value-type="string">
            <text:p><text:a xlink:href="https://www.mouser.de/ProductDetail/Texas-Instruments/DRV8833PWR/?qs=biyDIajrTn6zZVfCUiXZ9g" xlink:type="simple">https://www.mouser.de/ProductDetail/Texas-Instruments/DRV8833PWR/?qs=biyDIajrTn6zZVfCUiXZ9g</text:a>==</text:p>
          </table:table-cell>
        </table:table-row>
        <table:table-row table:style-name="ro2">
          <table:table-cell office:value-type="string" calcext:value-type="string">
            <text:p>HARTING SEK 18 2.54mm 6pin</text:p>
          </table:table-cell>
          <table:table-cell office:value-type="string" calcext:value-type="string">
            <text:p>6 Pin socket for ribbon cable connector of DC Mo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docs.rs-online.com/699b/0900766b810c843d.pdf" xlink:type="simple">https://docs.rs-online.com/699b/0900766b810c843d.pdf</text:a></text:p>
          </table:table-cell>
          <table:table-cell office:value-type="string" calcext:value-type="string">
            <text:p><text:a xlink:href="https://de.rs-online.com/web/p/leiterplatten-header/7407105/" xlink:type="simple">https://de.rs-online.com/web/p/leiterplatten-header/7407105/</text:a></text:p>
          </table:table-cell>
        </table:table-row>
        <table:table-row table:style-name="ro2">
          <table:table-cell office:value-type="string" calcext:value-type="string">
            <text:p>dsPIC33FJ64MC804-H/PT</text:p>
          </table:table-cell>
          <table:table-cell office:value-type="string" calcext:value-type="string">
            <text:p>Micro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ouser.de/datasheet/2/268/70291G-254604.pdf" xlink:type="simple">https://www.mouser.de/datasheet/2/268/70291G-254604.pdf</text:a></text:p>
          </table:table-cell>
          <table:table-cell office:value-type="string" calcext:value-type="string">
            <text:p><text:a xlink:href="https://www.mouser.de/ProductDetail/Microchip-Technology/dsPIC33FJ64MC804-H-PT/?qs=nMCt4TBfEwqcPzv4rXfYfw" xlink:type="simple">https://www.mouser.de/ProductDetail/Microchip-Technology/dsPIC33FJ64MC804-H-PT/?qs=nMCt4TBfEwqcPzv4rXfYfw</text:a>==</text:p>
          </table:table-cell>
        </table:table-row>
        <table:table-row table:style-name="ro2">
          <table:table-cell office:value-type="string" calcext:value-type="string">
            <text:p>LM1117IDTX-5.0/NOPB</text:p>
          </table:table-cell>
          <table:table-cell office:value-type="string" calcext:value-type="string">
            <text:p>5V LDO Regulator (800mA, 1.2V Dropo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i.com/lit/ds/symlink/lm1117.pdf" xlink:type="simple">https://www.ti.com/lit/ds/symlink/lm1117.pdf</text:a></text:p>
          </table:table-cell>
          <table:table-cell office:value-type="string" calcext:value-type="string">
            <text:p><text:a xlink:href="https://www.mouser.de/ProductDetail/Texas-Instruments/LM1117IDTX-50-NOPB/?qs=X1J7HmVL2ZELC22VQA%252BpjA" xlink:type="simple">https://www.mouser.de/ProductDetail/Texas-Instruments/LM1117IDTX-50-NOPB/?qs=X1J7HmVL2ZELC22VQA%252BpjA</text:a>==</text:p>
          </table:table-cell>
        </table:table-row>
        <table:table-row table:style-name="ro2">
          <table:table-cell office:value-type="string" calcext:value-type="string">
            <text:p>LM1117IDTX-3.3/NOPB</text:p>
          </table:table-cell>
          <table:table-cell office:value-type="string" calcext:value-type="string">
            <text:p>3.3V LDO Regulator (800mA, 1.2V Dropo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i.com/lit/ds/symlink/lm1117.pdf" xlink:type="simple">https://www.ti.com/lit/ds/symlink/lm1117.pdf</text:a></text:p>
          </table:table-cell>
          <table:table-cell office:value-type="string" calcext:value-type="string">
            <text:p><text:a xlink:href="https://www.mouser.de/ProductDetail/Texas-Instruments/LM1117IDTX-33-NOPB/?qs=X1J7HmVL2ZFkY2QJxD1r5A" xlink:type="simple">https://www.mouser.de/ProductDetail/Texas-Instruments/LM1117IDTX-33-NOPB/?qs=X1J7HmVL2ZFkY2QJxD1r5A</text:a>==</text:p>
          </table:table-cell>
        </table:table-row>
        <table:table-row table:style-name="ro2">
          <table:table-cell office:value-type="string" calcext:value-type="string">
            <text:p>Sharp GP2Y0A41SK0F</text:p>
          </table:table-cell>
          <table:table-cell office:value-type="string" calcext:value-type="string">
            <text:p>4cm to 30cm IR Sensor; JST PH 3-Pin Conne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docs.rs-online.com/118b/0900766b80d1bdcc.pdf" xlink:type="simple">https://docs.rs-online.com/118b/0900766b80d1bdcc.pdf</text:a></text:p>
          </table:table-cell>
          <table:table-cell office:value-type="string" calcext:value-type="string">
            <text:p><text:a xlink:href="https://de.rs-online.com/web/p/reflexions-lichtschranke/6666568/" xlink:type="simple">https://de.rs-online.com/web/p/reflexions-lichtschranke/6666568/</text:a></text:p>
          </table:table-cell>
        </table:table-row>
        <table:table-row table:style-name="ro2">
          <table:table-cell office:value-type="string" calcext:value-type="string">
            <text:p>JST PH Cable</text:p>
          </table:table-cell>
          <table:table-cell office:value-type="string" calcext:value-type="string">
            <text:p>Female to Female JST PH 3-Pin Cable 100m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ouser.de/ProductDetail/Adafruit/4336/?qs=wnTfsH77Xs4cYCR1hPhSuA" xlink:type="simple">https://www.mouser.de/ProductDetail/Adafruit/4336/?qs=wnTfsH77Xs4cYCR1hPhSuA</text:a>==</text:p>
          </table:table-cell>
        </table:table-row>
        <table:table-row table:style-name="ro2">
          <table:table-cell office:value-type="string" calcext:value-type="string">
            <text:p>JST PH 3-Pin Socket</text:p>
          </table:table-cell>
          <table:table-cell office:value-type="string" calcext:value-type="string">
            <text:p>Vertical Socket; Minimum Order Size of 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docs.rs-online.com/cb9d/0900766b81347511.pdf" xlink:type="simple">https://docs.rs-online.com/cb9d/0900766b81347511.pdf</text:a></text:p>
          </table:table-cell>
          <table:table-cell office:value-type="string" calcext:value-type="string">
            <text:p><text:a xlink:href="https://de.rs-online.com/web/p/leiterplatten-header/8201431/" xlink:type="simple">https://de.rs-online.com/web/p/leiterplatten-header/8201431/</text:a></text:p>
          </table:table-cell>
        </table:table-row>
        <table:table-row table:style-name="ro2" table:number-rows-repeated="21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.00.0000</text:date>, <text:time style:data-style-name="N2" text:time-value="14:53:39.01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6T15:41:48.100000000</meta:creation-date>
    <dc:date>2021-01-18T14:56:44.060000000</dc:date>
    <meta:editing-duration>PT26M13S</meta:editing-duration>
    <meta:editing-cycles>5</meta:editing-cycles>
    <meta:generator>LibreOffice/6.1.5.2$Windows_X86_64 LibreOffice_project/90f8dcf33c87b3705e78202e3df5142b201bd805</meta:generator>
    <meta:document-statistic meta:table-count="1" meta:cell-count="44" meta:object-count="0"/>
  </office:meta>
</office:document-meta>
</file>